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/>
    <style:font-face style:name="MS Mincho" svg:font-family="'MS Mincho'"/>
    <style:font-face style:name="Tahoma1" svg:font-family="Tahoma"/>
    <style:font-face style:name="Trebuchet MS" svg:font-family="'Trebuchet MS'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Extended Metadata Test File</text:title></text:p>
      <text:p text:style-name="Standard">This file contains standard metadata (see File &gt; Properties &gt; Description) and custom metadata (see File &gt; Properties &gt; Custom Properties). </text:p>
      <text:p text:style-name="Standard">Created with LibreOffice 3.3.0 Wri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/>
    <style:font-face style:name="MS Mincho" svg:font-family="'MS Mincho'"/>
    <style:font-face style:name="Tahoma1" svg:font-family="Tahoma"/>
    <style:font-face style:name="Trebuchet MS" svg:font-family="'Trebuchet MS'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Lucida Sans Unicode" style:font-size-asian="10.5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asian="Lucida Sans Unicode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name-asian="Lucida Sans Unicode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asian="Lucida Sans Unicode"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 Strobbe</meta:initial-creator>
    <meta:creation-date>2011-06-22T20:29:52.51</meta:creation-date>
    <meta:editing-cycles>5</meta:editing-cycles>
    <meta:editing-duration>PT14M2S</meta:editing-duration>
    <dc:title>Extended Metadata Test File</dc:title>
    <dc:description>Comments in 'Description' are saved as dc:Description</dc:description>
    <dc:subject>Subject in 'Description' is saved as dc:Subject</dc:subject>
    <dc:date>2011-06-22T20:43:47.44</dc:date>
    <dc:creator>Christophe Strobbe</dc:creator>
    <meta:generator>LibreOffice/3.3$Win32 LibreOffice_project/330m19$Build-8</meta:generator>
    <meta:keyword>Keywords in 'Description' are saved as dc:Subject</meta:keyword>
    <meta:document-statistic meta:table-count="0" meta:image-count="0" meta:object-count="0" meta:page-count="1" meta:paragraph-count="3" meta:word-count="30" meta:character-count="205"/>
    <meta:user-defined meta:name="dc:creator">Christophe Strobbe</meta:user-defined>
    <meta:user-defined meta:name="dc:source">isbn:978-0-19-280444-6</meta:user-defined>
    <meta:user-defined meta:name="dtb:narrator">Jacques Brel</meta:user-defined>
    <meta:user-defined meta:name="dtb:producer">The DAISY Production Centre</meta:user-defined>
    <meta:user-defined meta:name="dtb:publisher" meta:value-type="string">DAISY Publising House</meta:user-defined>
    <meta:user-defined meta:name="dtb:sourcedate" meta:value-type="string">2011-06-22</meta:user-defined>
    <meta:user-defined meta:name="dtb:sourceedition" meta:value-type="string">First edition, hardback</meta:user-defined>
    <meta:user-defined meta:name="dtb:sourcepublisher" meta:value-type="string">The Gutenberg Publishing Centre</meta:user-defined>
  </office:meta>
</office:document-meta>
</file>